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ampiros no paralelo 38</text:p>
      <text:p text:style-name="Standard"/>
      <text:p text:style-name="Standard">Nunca pensei que a vida me trouxesse para estas paragens. Sempre ouvi falar com relativa curiosidade sobre local, este circulo imaginário que marca no globo terrestre 38.º de latitude norte acima da linha do equador. Este lugar mágico atravessa um dos pontos mais quentes do planeta, não em termos de temperatura propriamente dita, mas em termos de tensão dimplomática. Falo pois da zona desmilitarizada que separa a Coreia do norte do seu vizinho do sul.</text:p>
      <text:p text:style-name="Standard"/>
      <text:p text:style-name="Standard">O vôo semanal da China Airlines é um dos poucos pontos de entrada no país mais isolado do mundo.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Cristo</meta:initial-creator>
    <meta:creation-date>2013-12-13T23:47:37</meta:creation-date>
    <dc:date>2013-12-14T00:06:13</dc:date>
    <dc:creator>Paulo Cristo</dc:creator>
    <meta:editing-duration>PT3M11S</meta:editing-duration>
    <meta:editing-cycles>2</meta:editing-cycles>
    <meta:generator>OpenOffice/4.0.1$Unix OpenOffice.org_project/401m5$Build-9714</meta:generator>
    <meta:document-statistic meta:table-count="0" meta:image-count="0" meta:object-count="0" meta:page-count="1" meta:paragraph-count="3" meta:word-count="98" meta:character-count="576"/>
  </office:meta>
</office:document-meta>
</file>